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D000004293344EF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antasqueSansM Nerd Font Mono" svg:font-family="'FantasqueSansM Nerd Font Mono'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style:font-name="FantasqueSansM Nerd Font Mono" officeooo:rsid="0019ec30" officeooo:paragraph-rsid="0019ec3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:</text:p>
      <text:p text:style-name="P1"/>
      <text:p text:style-name="P1"><draw:frame draw:style-name="fr1" draw:name="Image1" text:anchor-type="char" svg:width="17cm" svg:height="19.572cm" draw:z-index="0"><draw:image xlink:href="Pictures/100000000000039D000004293344EF6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antasqueSansM Nerd Font Mono" svg:font-family="'FantasqueSansM Nerd Font Mono'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7T17:29:08.088371126</meta:creation-date>
    <dc:date>2025-03-17T17:29:50.177865796</dc:date>
    <meta:editing-duration>PT43S</meta:editing-duration>
    <meta:editing-cycles>1</meta:editing-cycles>
    <meta:document-statistic meta:table-count="0" meta:image-count="1" meta:object-count="0" meta:page-count="1" meta:paragraph-count="1" meta:word-count="1" meta:character-count="7" meta:non-whitespace-character-count="7"/>
    <meta:generator>LibreOffice/25.2.1.2$Linux_X86_64 LibreOffice_project/06be0b677cf93f5f820bf148221b39a6313dab85</meta:generator>
  </office:meta>
</office:document-meta>
</file>